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in" fo:margin-bottom="0in" loext:contextual-spacing="true"/>
      <style:text-properties officeooo:rsid="00073742" officeooo:paragraph-rsid="0009c586"/>
    </style:style>
    <style:style style:name="P2" style:family="paragraph" style:parent-style-name="Preformatted_20_Text">
      <style:paragraph-properties fo:margin-top="0in" fo:margin-bottom="0in" loext:contextual-spacing="true"/>
      <style:text-properties officeooo:rsid="000248ee" officeooo:paragraph-rsid="0009c586"/>
    </style:style>
    <style:style style:name="P3" style:family="paragraph" style:parent-style-name="Preformatted_20_Text">
      <style:paragraph-properties fo:margin-top="0in" fo:margin-bottom="0in" loext:contextual-spacing="true"/>
      <style:text-properties officeooo:rsid="0002597e" officeooo:paragraph-rsid="0009c586"/>
    </style:style>
    <style:style style:name="P4" style:family="paragraph" style:parent-style-name="Preformatted_20_Text">
      <style:paragraph-properties fo:margin-top="0in" fo:margin-bottom="0in" loext:contextual-spacing="true"/>
      <style:text-properties officeooo:rsid="0003905e" officeooo:paragraph-rsid="0009c586"/>
    </style:style>
    <style:style style:name="P5" style:family="paragraph" style:parent-style-name="Preformatted_20_Text">
      <style:paragraph-properties fo:margin-top="0in" fo:margin-bottom="0in" loext:contextual-spacing="true"/>
      <style:text-properties officeooo:rsid="00043ef3" officeooo:paragraph-rsid="0009c586"/>
    </style:style>
    <style:style style:name="P6" style:family="paragraph" style:parent-style-name="Preformatted_20_Text">
      <style:paragraph-properties fo:margin-top="0in" fo:margin-bottom="0in" loext:contextual-spacing="true"/>
      <style:text-properties officeooo:rsid="00050bb8" officeooo:paragraph-rsid="0009c586"/>
    </style:style>
    <style:style style:name="P7" style:family="paragraph" style:parent-style-name="Preformatted_20_Text">
      <style:paragraph-properties fo:margin-top="0in" fo:margin-bottom="0in" loext:contextual-spacing="true"/>
      <style:text-properties officeooo:rsid="00065e35" officeooo:paragraph-rsid="0009c586"/>
    </style:style>
    <style:style style:name="P8" style:family="paragraph" style:parent-style-name="Preformatted_20_Text">
      <style:paragraph-properties fo:margin-top="0in" fo:margin-bottom="0in" loext:contextual-spacing="true"/>
      <style:text-properties officeooo:paragraph-rsid="0009c586"/>
    </style:style>
    <style:style style:name="P9" style:family="paragraph" style:parent-style-name="Preformatted_20_Text">
      <style:paragraph-properties fo:margin-top="0in" fo:margin-bottom="0in" loext:contextual-spacing="true"/>
      <style:text-properties officeooo:rsid="0009d006" officeooo:paragraph-rsid="0009d006"/>
    </style:style>
    <style:style style:name="P10" style:family="paragraph" style:parent-style-name="Preformatted_20_Text">
      <style:paragraph-properties fo:margin-top="0in" fo:margin-bottom="0in" loext:contextual-spacing="true"/>
      <style:text-properties officeooo:rsid="001db029" officeooo:paragraph-rsid="0009d006"/>
    </style:style>
    <style:style style:name="P11" style:family="paragraph" style:parent-style-name="Preformatted_20_Text">
      <style:paragraph-properties fo:margin-top="0in" fo:margin-bottom="0in" loext:contextual-spacing="true"/>
      <style:text-properties officeooo:rsid="000b43ae" officeooo:paragraph-rsid="000b43ae"/>
    </style:style>
    <style:style style:name="P12" style:family="paragraph" style:parent-style-name="Preformatted_20_Text">
      <style:paragraph-properties fo:margin-top="0in" fo:margin-bottom="0in" loext:contextual-spacing="true"/>
      <style:text-properties officeooo:rsid="000b4907" officeooo:paragraph-rsid="000b4907"/>
    </style:style>
    <style:style style:name="P13" style:family="paragraph" style:parent-style-name="Preformatted_20_Text">
      <style:paragraph-properties fo:margin-top="0in" fo:margin-bottom="0in" loext:contextual-spacing="true"/>
      <style:text-properties officeooo:rsid="000b924e" officeooo:paragraph-rsid="000b924e"/>
    </style:style>
    <style:style style:name="P14" style:family="paragraph" style:parent-style-name="Preformatted_20_Text">
      <style:paragraph-properties fo:margin-top="0in" fo:margin-bottom="0in" loext:contextual-spacing="true"/>
      <style:text-properties officeooo:rsid="000c2797" officeooo:paragraph-rsid="000c2797"/>
    </style:style>
    <style:style style:name="P15" style:family="paragraph" style:parent-style-name="Preformatted_20_Text">
      <style:paragraph-properties fo:margin-top="0in" fo:margin-bottom="0in" loext:contextual-spacing="true"/>
      <style:text-properties officeooo:rsid="000c2797" officeooo:paragraph-rsid="000c2797"/>
    </style:style>
    <style:style style:name="P16" style:family="paragraph" style:parent-style-name="Preformatted_20_Text">
      <style:paragraph-properties fo:margin-top="0in" fo:margin-bottom="0in" loext:contextual-spacing="true"/>
      <style:text-properties officeooo:rsid="000d1ca4" officeooo:paragraph-rsid="000d1ca4"/>
    </style:style>
    <style:style style:name="T1" style:family="text">
      <style:text-properties officeooo:rsid="000248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red-room was a square chamber, very seldom slept in, I might saynever, indeed, unless when a chance influx of visitors at Gateshead Hall rendered it necessary to turn to account all the accommodation it contained: yet it was one of the largest and stateliest chambers in the mansion. A bed supported on massive pillars of mahogany, hung with curtains of deep red damask, stood out like a tabernacle in the centre; the two large windows, with their blinds always drawn down, were half shrouded in festoons and falls of similar drapery; the carpet was red; the table at the foot of the bed was covered with a crimson cloth; the walls were a soft fawn colour with a blush of pink in it; the wardrobe, the toilet-table, the chairs were of darkly polished old mahogany. Ou<text:span text:style-name="T1">t </text:span>of these deep surrounding shades rose high, and glared white, the piled-up mattresses and pillows of the bed, spread with a snowy Marseilles counterpane. Scarcely less prominent was an ample cushioned easy-chair near the head of the bed, also white, with a footstool before it; and looking, as I thought, like a pale throne.</text:p>
      <text:p text:style-name="P8"/>
      <text:p text:style-name="P1">When the king ape released the limp form which had been John Clayton, Lord Greystoke, he turned his attention toward the little cradle; but Kala was there before him, and when he would have grasped the child she snatched it herself, and before he could intercept her she had bolted through the door and taken refuge in a high tree. As she took up the little live baby of Alice Clayton she dropped the dead body of her own into the empty cradle; for the wail of the living had answered the call of universal motherhood within her wild breast which the dead could not still. High up among the branches of a mighty tree she hugged the shrieking infant to her bosom, and soon the instinct that was as dominant in this fierce female as it had been in the breast of his tender and beautiful mother--the instinct of mother love--reached out to the tiny man-child's half-formed understanding, and he became quiet. Then hunger closed the gap between them, and the son of an English lord and an English lady nursed at the breast of Kala, the great ape. In the meantime the beasts within the cabin were warily examining the contents of this strange lair.</text:p>
      <text:p text:style-name="P8"/>
      <text:p text:style-name="P2">My seat, to which Bessie and the bitter Miss Abbot had left me riveted, was a low ottoman near the marble chimney-piece; the bed rose before me; to my right hand there was the high, dark wardrobe, with subdued, broken reflections varying the gloss of its panels; to my left were the muffled windows; a great looking-glass between them repeated the vacant majesty of the bed and room. I was not quite sure whether they had locked the door; and when I dared move, I got up and went to see. Alas! yes: no jail was ever more secure. Returning, I had to cross before the looking- glass; my fascinated glance involuntarily explored the depth it revealed. All looked colder and darker in that visionary hollow than in reality: and the strange little figure there gazing at me, with a white face and arms specking the gloom, and glittering eyes of fear moving where all else was still, had the effect of a real spirit: I thought it like one of the tiny phantoms, half fairy, half imp, Bessie's evening stories represented as coming out of lone, ferny dells in moors, and appearing before the eyes of belated travellers. I returned to my stool.</text:p>
      <text:p text:style-name="P2"/>
      <text:p text:style-name="P1">I then thought that my father would be unjust if he ascribed my neglect to vice or faultiness on my part, but I am now convinced that he was justified in conceiving that I should not be altogether free from blame. A human being in perfection ought always to preserve a calm and peaceful mind and never to allow passion or a transitory desire to disturb his tranquillity. I do not think that the pursuit of knowledge is an exception to this rule. If the study to which you apply yourself has a tendency to weaken your affections and to destroy your taste for those simple pleasures in which no alloy can possibly mix, then that study is certainly unlawful, that is to say, not befitting the human mind. If this rule were always observed; if no man allowed any pursuit whatsoever to interfere with the tranquillity of his domestic affections, Greece had not been enslaved, Caesar would have spared his country, America would have been discovered more gradually, and the empires of Mexico and Peru had not been destroyed.</text:p>
      <text:p text:style-name="P2"/>
      <text:p text:style-name="P3"><text:soft-page-break/>It was by this time about nine in the morning, and the first fog of the season. A great chocolate-coloured pall lowered over heaven, but the wind was continually charging and routing these embattled vapours; so that as the cab crawled from street to street, Mr. Utterson beheld a marvelous number of degrees and hues of twilight; for here it would be dark like the back-end of evening; and there would be a glow of a rich, lurid brown, like the light of some strange conflagration; and here, for a moment, the fog would be quite broken up, and a haggard shaft of daylight would glance in between the swirling wreaths. The dismal quarter of Soho seen under these changing glimpses, with its muddy ways, and slatternly passengers, and its lamps, which had never been extinguished or had been kindled afresh to combat this mournful reinvasion of darkness, seemed, in the lawyer's eyes, like a district of some city in a nightmare. The thoughts of his mind, besides, were of the gloomiest dye; and when he glanced at the companion of his drive, he was conscious of some touch of that terror of the law and the law's officers, which may at times assail the most honest.</text:p>
      <text:p text:style-name="P3"/>
      <text:p text:style-name="P4">A low moan had fallen upon our ears. There it was again upon our left! On that side a ridge of rocks ended in a sheer cliff which overlooked a stone-strewn slope. On its jagged face was spread-eagled some dark, irregular object. As we ran towards it the vague outline hardened into a definite shape. It was a prostrate man face downward upon the ground, the head doubled under him at a horrible angle, the shoulders rounded and the body hunched together as if in the act of throwing a somersault. So grotesque was the attitude that I could not for the instant realize that that moan had been the passing of his soul. Not a whisper, not a rustle, rose now from the dark figure over which we stooped. Holmes laid his hand upon him and held it up again with an exclamation of horror. The gleam of the match which he struck shone upon his clotted fingers and upon the ghastly pool which widened slowly from the crushed skull of the victim. And it shone upon something else which turned our hearts sick and faint within us--the body of Sir Henry Baskerville!</text:p>
      <text:p text:style-name="P4"/>
      <text:p text:style-name="P4">Or suppose we tell of the birds that were Peter's friends, particularly of the Never bird that built in a tree overhanging the lagoon, and how the nest fell into the water, and still the bird sat on her eggs, and Peter gave orders that she was not to be disturbed. That is a pretty story, and the end shows how grateful a bird can be; but if we tell it we must also tell the whole adventure of the lagoon, which would of course be telling two adventures rather than just one. A shorter adventure, and quite as exciting, was Tinker Bell's attempt, with the help of some street fairies, to have the sleeping Wendy conveyed on a great floating leaf to the mainland. Fortunately the leaf gave way and Wendy woke, thinking it was bath-time, and swam back. Or again, we might choose Peter's defiance of the lions, when he drew a circle round him on the ground with an arrow and dared them to cross it; and though he waited for hours, with the other boys and Wendy looking on breathlessly from trees, not one of them dared to accept his challenge.</text:p>
      <text:p text:style-name="P4"/>
      <text:p text:style-name="P5">It is one thing to mortify curiosity, another to conquer it; and it may be doubted if, from that day forth, Utterson desired the society of his surviving friend with the same eagerness. He thought of him kindly; but his thoughts were disquieted and fearful. He went to call indeed; but he was perhaps relieved to be denied admittance; perhaps, in his heart, he preferred to speak with Poole upon the doorstep and surrounded by the air and sounds of the open city, rather than to be admitted into that house of voluntary bondage, and to sit and speak with its inscrutable recluse. Poole had, indeed, no very pleasant news to communicate. The doctor, it appeared, now more than ever confined himself to the cabinet over the laboratory, where he would sometimes even sleep; he was out of spirits, he had grown very silent, he did not read; it seemed as if he had something on his mind. Utterson became so used to the unvarying character of these reports, that he fell off little by little in the frequency of his visits.</text:p>
      <text:p text:style-name="P5"/>
      <text:p text:style-name="P5">She was grinding her teeth and saying this over and over again when she heard her mother come out on the veranda with some one. She was with a fair young man and they stood talking together in low strange voices. Mary knew the fair young man who looked like a boy. She had heard that he was a very young officer who <text:soft-page-break/>had just come from England. The child stared at him, but she stared most at her mother. She always did this when she had a chance to see her, because the Mem Sahib--Mary used to call her that oftener than anything else--was such a tall, slim, pretty person and wore such lovely clothes. Her hair was like curly silk and she had a delicate little nose which seemed to be disdaining things, and she had large laughing eyes. All her clothes were thin and floating, and Mary said they were "full of lace." They looked fuller of lace than ever this morning, but her eyes were not laughing at all. They were large and scared and lifted imploringly to the fair boy officer's face.</text:p>
      <text:p text:style-name="P8"/>
      <text:p text:style-name="P6">The Piccaninnies, on their part, trusted implicitly to his honour, and their whole action of the night stands out in marked contrast to his. They left nothing undone that was consistent with the reputation of their tribe. With that alertness of the senses which is at once the marvel and despair of civilised peoples, they knew that the pirates were on the island from the moment one of them trod on a dry stick; and in an incredibly short space of time the coyote cries began. Every foot of ground between the spot where Hook had landed his forces and the home under the trees was stealthily examined by braves wearing their mocassins with the heels in front. They found only one hillock with a stream at its base, so that Hook had no choice; here he must establish himself and wait for just before the dawn. Everything being thus mapped out with almost diabolical cunning, the main body of the redskins folded their blankets around them, and in the phlegmatic manner that is to them, the pearl of manhood squatted above the children's home, awaiting the cold moment when they should deal pale death.</text:p>
      <text:p text:style-name="P6"/>
      <text:p text:style-name="P7">"I am happy," said M. Waldman, "to have gained a disciple; and if your application equals your ability, I have no doubt of your success. Chemistry is that branch of natural philosophy in which the greatest improvements have been and may be made; it is on that account that I have made it my peculiar study; but at the same time, I have not neglected the other branches of science. A man would make but a very sorry chemist if he attended to that department of human knowledge alone. If your wish is to become really a man of science and not merely a petty experimentalist, I should advise you to apply to every branch of natural philosophy, including mathematics." He then took me into his laboratory and explained to me the uses of his various machines, instructing me as to what I ought to procure and promising me the use of his own when I should have advanced far enough in the science not to derange their mechanism. He also gave me the list of books which I had requested, and I took my leave.</text:p>
      <text:p text:style-name="P7"/>
      <text:p text:style-name="P7">From this day natural philosophy, and particularly chemistry, in the most comprehensive sense of the term, became nearly my sole occupation. I read with ardour those works, so full of genius and discrimination, which modern inquirers have written on these subjects. I attended the lectures and cultivated the acquaintance of the men of science of the university, and I found even in M. Krempe a great deal of sound sense and real information, combined, it is true, with a repulsive physiognomy and manners, but not on that account the less valuable. In M. Waldman I found a true friend. His gentleness was never tinged by dogmatism, and his instructions were given with an air of frankness and good nature that banished every idea of pedantry. In a thousand ways he smoothed for me the path of knowledge and made the most abstruse inquiries clear and facile to my apprehension. My application was at first fluctuating and uncertain; it gained strength as I proceeded and soon became so ardent and eager that the stars often disappeared in the light of morning whilst I was yet engaged in my laboratory.</text:p>
      <text:p text:style-name="P7"/>
      <text:p text:style-name="P1">The human frame could no longer support the agonies that I endured, and I was carried out of the room in strong convulsions. A fever succeeded to this. I lay for two months on the point of death; my ravings, as I afterwards heard, were frightful; I called myself the murderer of William, of Justine, and of Clerval. Sometimes I entreated my attendants to assist me in the destruction of the fiend by whom I was tormented; and at others I felt the fingers of the monster already grasping my neck, and screamed aloud with agony and terror. Fortunately, as I spoke my native language, Mr. Kirwin alone understood me; but my gestures and <text:soft-page-break/>bitter cries were sufficient to affright the other witnesses. Why did I not die? More miserable than man ever was before, why did I not sink into forgetfulness and rest? Death snatches away many blooming children, the only hopes of their doting parents; how many brides and youthful lovers have been one day in the bloom of health and hope, and the next a prey for worms and the decay of the tomb! Of what materials was I made that I could thus resist so many shocks, which, like the turning of the wheel, continually renewed the torture?</text:p>
      <text:p text:style-name="P1"/>
      <text:p text:style-name="P1">She then related that, by the permission of Elizabeth, she had passed the evening of the night on which the murder had been committed at the house of an aunt at Chene, a village situated at about a league from Geneva. On her return, at about nine o'clock, she met a man who asked her if she had seen anything of the child who was lost. She was alarmed by this account and passed several hours in looking for him, when the gates of Geneva were shut, and she was forced to remain several hours of the night in a barn belonging to a cottage, being unwilling to call up the inhabitants, to whom she was well known. Most of the night she spent here watching; towards morning she believed that she slept for a few minutes; some steps disturbed her, and she awoke. It was dawn, and she quitted her asylum, that she might again endeavour to find my brother. If she had gone near the spot where his body lay, it was without her knowledge. That she had been bewildered when questioned by the market-woman was not surprising, since she had passed a sleepless night and the fate of poor William was yet uncertain. Concerning the picture she could give no account.</text:p>
      <text:p text:style-name="P1"/>
      <text:p text:style-name="P9">We drifted famishing, and, after our water had come to an end, tormented by an intolerable thirst, for eight days altogether. After the second day the sea subsided slowly to a glassy calm. It is quite impossible for the ordinary reader to imagine those eight days. He has not, luckily for himself, anything in his memory to imagine with. After the first day we said little to one another, and lay in our places in the boat and stared at the horizon, or watched, with eyes that grew larger and more haggard every day, the misery and weakness gaining upon our companions. The sun became pitiless. The water ended on the fourth day, and we were already thinking strange things and saying them with our eyes; but it was, I think, the sixth before Helmar gave voice to the thing we had all been thinking. I remember our voices were dry and thin, so that we bent towards one another and spared our words. I stood out against it with all my might, was rather for scuttling the boat and perishing together among the sharks that followed us; but when Helmar said that if his proposal was accepted we should have drink, the sailor came round to him. </text:p>
      <text:p text:style-name="P9"/>
      <text:p text:style-name="P10">It was only about September or October that I began to think of making a raft. By that time my arm had healed, and both my hands were at my service again. At first, I found my helplessness appalling. I had never done any carpentry or such-like work in my life, and I spent day after day in experimental chopping and binding among the trees. I had no ropes, and could hit on nothing wherewith to make ropes; none of the abundant creepers seemed limber or strong enough, and with all my litter of scientific education I could not devise any way of making them so. I spent more than a fortnight grubbing among the black ruins of the enclosure and on the beach where the boats had been burnt, looking for nails and other stray pieces of metal that might prove of service. Now and then some Beast-creature would watch me, and go leaping off when I called to it. There came a season of thunder-storms and heavy rain, which greatly retarded my work; but at last the raft was completed.</text:p>
      <text:p text:style-name="P10"/>
      <text:p text:style-name="P10">They were talking, or at least one of the men was talking to the other two, and all three had been too closely interested to heed the rustling of my approach. They swayed their heads and shoulders from side to side. The speaker's words came thick and sloppy, and though I could hear them distinctly I could not distinguish what he said. He seemed to me to be reciting some complicated gibberish. Presently his articulation became shriller, and spreading his hands he rose to his feet. At that the others began to gibber in unison, also rising to their feet, spreading their hands and swaying their bodies in rhythm with their chant. I noticed then the abnormal shortness of their legs, and their lank, clumsy feet. All three began slowly to circle round, raising and stamping <text:soft-page-break/>their feet and waving their arms; a kind of tune crept into their rhythmic recitation, and a refrain,--"Aloola," or "Balloola," it sounded like. Their eyes began to sparkle, and their ugly faces to brighten, with an expression of strange pleasure. Saliva dripped from their lipless mouths.</text:p>
      <text:p text:style-name="P10"/>
      <text:p text:style-name="P10">I walked eagerly, my mind confused with many things, and presently found myself in a level place among scattered trees. The colourless clearness that comes after the sunset flush was darkling; the blue sky above grew momentarily deeper, and the little stars one by one pierced the attenuated light; the interspaces of the trees, the gaps in the further vegetation, that had been hazy blue in the daylight, grew black and mysterious. I pushed on. The colour vanished from the world. The tree-tops rose against the luminous blue sky in inky silhouette, and all below that outline melted into one formless blackness. Presently the trees grew thinner, and the shrubby undergrowth more abundant. Then there was a desolate space covered with a white sand, and then another expanse of tangled bushes. I did not remember crossing the sand-opening before. I began to be tormented by a faint rustling upon my right hand. I thought at first it was fancy, for whenever I stopped there was silence, save for the evening breeze in the tree-tops. Then when I turned to hurry on again there was an echo to my footsteps.</text:p>
      <text:p text:style-name="P10"/>
      <text:p text:style-name="P11">Mounted policemen rode along the country lanes, stopping at every cottage and warning the people to lock up their houses, and keep indoors unless they were armed, and all the elementary schools had broken up by three o'clock, and the children, scared and keeping together in groups, were hurrying home. Kemp's proclamation--signed indeed by Adye--was posted over almost the whole district by four or five o'clock in the afternoon. It gave briefly but clearly all the conditions of the struggle, the necessity of keeping the Invisible Man from food and sleep, the necessity for incessant watchfulness and for a prompt attention to any evidence of his movements. And so swift and decided was the action of the authorities, so prompt and universal was the belief in this strange being, that before nightfall an area of several hundred square miles was in a stringent state of siege. And before nightfall, too, a thrill of horror went through the whole watching nervous countryside. Going from whispering mouth to mouth, swift and certain over the length and breadth of the country, passed the story of the murder of Mr. Wicksteed.</text:p>
      <text:p text:style-name="P11"/>
      <text:p text:style-name="P11">But whatever they thought of him, people in Iping, on the whole, agreed in disliking him. His irritability, though it might have been comprehensible to an urban brain-worker, was an amazing thing to these quiet Sussex villagers. The frantic gesticulations they surprised now and then, the headlong pace after nightfall that swept him upon them round quiet corners, the inhuman bludgeoning of all tentative advances of curiosity, the taste for twilight that led to the closing of doors, the pulling down of blinds, the extinction of candles and lamps--who could agree with such goings on? They drew aside as he passed down the village, and when he had gone by, young humourists would up with coat-collars and down with hat-brims, and go pacing nervously after him in imitation of his occult bearing. There was a song popular at that time called "The Bogey Man". Miss Statchell sang it at the schoolroom concert (in aid of the church lamps), and thereafter whenever one or two of the villagers were gathered together and the stranger appeared, a bar or so of this tune, more or less sharp or flat, was whistled in the midst of them. Also belated little children would call "Bogey Man!" after him, and make off tremulously elated.</text:p>
      <text:p text:style-name="P11"/>
      <text:p text:style-name="P11">The secular cooling that must someday overtake our planet has already gone far indeed with our neighbour. Its physical condition is still largely a mystery, but we know now that even in its equatorial region the midday temperature barely approaches that of our coldest winter. Its air is much more attenuated than ours, its oceans have shrunk until they cover but a third of its surface, and as its slow seasons change huge snowcaps gather and melt about either pole and periodically inundate its temperate zones. That last stage of exhaustion, which to us is still incredibly remote, has become a present-day problem for the inhabitants of Mars. The immediate pressure of necessity has brightened their intellects, enlarged their powers, and hardened their hearts. And looking across <text:soft-page-break/>space with instruments, and intelligences such as we have scarcely dreamed of, they see, at its nearest distance only 35,000,000 of miles sunward of them, a morning star of hope, our own warmer planet, green with vegetation and grey with water, with a cloudy atmosphere eloquent of fertility, with glimpses through its drifting cloud wisps of broad stretches of populous country and narrow, navy-crowded seas.</text:p>
      <text:p text:style-name="P11"/>
      <text:p text:style-name="P11">The girl came close to him, looking up with pleading eyes. Somehow she could not bear the thought of his going back into the terrible jungle alone. Still he shook his head, and finally he drew her to him very gently and stooped to kiss her, but first he looked into her eyes and waited to learn if she were pleased, or if she would repulse him. Just an instant the girl hesitated, and then she realized the truth, and throwing her arms about his neck she drew his face to hers and kissed him--unashamed. "I love you--I love you," she murmured. From far in the distance came the faint sound of many guns. Tarzan and Jane raised their heads. From the cabin came Mr. Philander and Esmeralda. From where Tarzan and the girl stood they could not see the two vessels lying at anchor in the harbor. Tarzan pointed toward the sounds, touched his breast and pointed again. She understood. He was going, and something told her that it was because he thought her people were in danger. Again he kissed her. "Come back to me," she whispered. "I shall wait for you--always." He was gone--and Jane turned to walk across the clearing to the cabin.</text:p>
      <text:p text:style-name="P11"/>
      <text:p text:style-name="P12">From thence we proceeded to Oxford. As we entered this city our minds were filled with the remembrance of the events that had been transacted there more than a century and a half before. It was here that Charles I. had collected his forces. This city had remained faithful to him, after the whole nation had forsaken his cause to join the standard of Parliament and liberty. The memory of that unfortunate king and his companions, the amiable Falkland, the insolent Goring, his queen, and son, gave a peculiar interest to every part of the city which they might be supposed to have inhabited. The spirit of elder days found a dwelling here, and we delighted to trace its footsteps. If these feelings had not found an imaginary gratification, the appearance of the city had yet in itself sufficient beauty to obtain our admiration. The colleges are ancient and picturesque; the streets are almost magnificent; and the lovely Isis, which flows beside it through meadows of exquisite verdure, is spread forth into a placid expanse of waters, which reflects its majestic assemblage of towers, and spires, and domes, embosomed among aged trees.</text:p>
      <text:p text:style-name="P12"/>
      <text:p text:style-name="P12">I remember how mockingly bright the day seemed as I went back on my melancholy pilgrimage to the little house at Woking, how busy the streets and vivid the moving life about me. So many people were abroad everywhere, busied in a thousand activities, that it seemed incredible that any great proportion of the population could have been slain. But then I noticed how yellow were the skins of the people I met, how shaggy the hair of the men, how large and bright their eyes, and that every other man still wore his dirty rags. Their faces seemed all with one of two expressions--a leaping exultation and energy or a grim resolution. Save for the expression of the faces, London seemed a city of tramps. The vestries were indiscriminately distributing bread sent us by the French government. The ribs of the few horses showed dismally. Haggard special constables with white badges stood at the corners of every street. I saw little of the mischief wrought by the Martians until I reached Wellington Street, and there I saw the red weed clambering over the buttresses of Waterloo Bridge.</text:p>
      <text:p text:style-name="P12"/>
      <text:p text:style-name="P12">"On to the leads; will you come and see the view from thence?" I followed still, up a very narrow staircase to the attics, and thence by a ladder and through a trap-door to the roof of the hall. I was now on a level with the crow colony, and could see into their nests. Leaning over the battlements and looking far down, I surveyed the grounds laid out like a map: the bright and velvet lawn closely girdling the grey base of the mansion; the field, wide as a park, dotted with its ancient timber; the wood, dun and sere, divided by a path visibly overgrown, greener with moss than the trees were with foliage; the church at the gates, the road, the tranquil hills, all reposing in the autumn day's sun; the horizon bounded by a propitious sky, azure, marbled with pearly white. No <text:soft-page-break/>feature in the scene was extraordinary, but all was pleasing. When I turned from it and repassed the trap-door, I could scarcely see my way down the ladder; the attic seemed black as a vault compared with that arch of blue air to which I had been looking up, and to that sunlit scene of grove, pasture, and green hill, of which the hall was the centre, and over which I had been gazing with delight.</text:p>
      <text:p text:style-name="P12"/>
      <text:p text:style-name="P12">The promise of a smooth career, which my first calm introduction to Thornfield Hall seemed to pledge, was not belied on a longer acquaintance with the place and its inmates. Mrs. Fairfax turned out to be what she appeared, a placid-tempered, kind-natured woman, of competent education and average intelligence. My pupil was a lively child, who had been spoilt and indulged, and therefore was sometimes wayward; but as she was committed entirely to my care, and no injudicious interference from any quarter ever thwarted my plans for her improvement, she soon forgot her little freaks, and became obedient and teachable. She had no great talents, no marked traits of character, no peculiar development of feeling or taste which raised her one inch above the ordinary level of childhood; but neither had she any deficiency or vice which sunk her below it. She made reasonable progress, entertained for me a vivacious, though perhaps not very profound, affection; and by her simplicity, gay prattle, and efforts to please, inspired me, in return, with a degree of attachment sufficient to make us both content in each other's society.</text:p>
      <text:p text:style-name="P12"/>
      <text:p text:style-name="P12">The ground was hard, the air was still, my road was lonely; I walked fast till I got warm, and then I walked slowly to enjoy and analyse the species of pleasure brooding for me in the hour and situation. It was three o'clock; the church bell tolled as I passed under the belfry: the charm of the hour lay in its approaching dimness, in the low-gliding and pale-beaming sun. I was a mile from Thornfield, in a lane noted for wild roses in summer, for nuts and blackberries in autumn, and even now possessing a few coral treasures in hips and haws, but whose best winter delight lay in its utter solitude and leafless repose. If a breath of air stirred, it made no sound here; for there was not a holly, not an evergreen to rustle, and the stripped hawthorn and hazel bushes were as still as the white, worn stones which causewayed the middle of the path. Far and wide, on each side, there were only fields, where no cattle now browsed; and the little brown birds, which stirred occasionally in the hedge, looked like single russet leaves that had forgotten to drop.</text:p>
      <text:p text:style-name="P12"/>
      <text:p text:style-name="P12">Worn out with this torture of thought, I rose to my knees. Night was come, and her planets were risen: a safe, still night: too serene for the companionship of fear. We know that God is everywhere; but certainly we feel His presence most when His works are on the grandest scale spread before us; and it is in the unclouded night-sky, where His worlds wheel their silent course, that we read clearest His infinitude, His omnipotence, His omnipresence. I had risen to my knees to pray for Mr. Rochester. Looking up, I, with tear-dimmed eyes, saw the mighty Milky- way. Remembering what it was--what countless systems there swept space like a soft trace of light--I felt the might and strength of God. Sure was I of His efficiency to save what He had made: convinced I grew that neither earth should perish, nor one of the souls it treasured. I turned my prayer to thanksgiving: the Source of Life was also the Saviour of spirits. Mr. Rochester was safe; he was God's, and by God would he be guarded. I again nestled to the breast of the hill; and ere long in sleep forgot sorrow.</text:p>
      <text:p text:style-name="P12"/>
      <text:p text:style-name="P12">Before this I was not unacquainted with the more obvious laws of electricity. On this occasion a man of great research in natural philosophy was with us, and excited by this catastrophe, he entered on the explanation of a theory which he had formed on the subject of electricity and galvanism, which was at once new and astonishing to me. All that he said threw greatly into the shade Cornelius Agrippa, Albertus Magnus, and Paracelsus, the lords of my imagination; but by some fatality the overthrow of these men disinclined me to pursue my accustomed studies. It seemed to me as if nothing would or could ever be known. All that had so long engaged my attention suddenly grew despicable. By one of those caprices of the mind which we are perhaps most subject to in early youth, I at once gave up my former occupations, set down natural history and all its progeny as a deformed and abortive creation, and entertained the greatest disdain for a <text:soft-page-break/>would-be science which could never even step within the threshold of real knowledge. In this mood of mind I betook myself to the mathematics and the branches of study appertaining to that science as being built upon secure foundations, and so worthy of my consideration.</text:p>
      <text:p text:style-name="P12"/>
      <text:p text:style-name="P13">Mr. Edgar seldom mustered courage to visit Wuthering Heights openly. He had a terror of Earnshaw's reputation, and shrunk from encountering him; and yet he was always received with our best attempts at civility: the master himself avoided offending him, knowing why he came; and if he could not be gracious, kept out of the way. I rather think his appearance there was distasteful to Catherine; she was not artful, never played the coquette, and had evidently an objection to her two friends meeting at all; for when Heathcliff expressed contempt of Linton in his presence, she could not half coincide, as she did in his absence; and when Linton evinced disgust and antipathy to Heathcliff, she dared not treat his sentiments with indifference, as if depreciation of her playmate were of scarcely any consequence to her. I've had many a laugh at her perplexities and untold troubles, which she vainly strove to hide from my mockery. That sounds ill-natured: but she was so proud it became really impossible to pity her distresses, till she should be chastened into more humility. She did bring herself, finally, to confess, and to confide in me: there was not a soul else that she might fashion into an adviser.</text:p>
      <text:p text:style-name="P13"/>
      <text:p text:style-name="P14">The morning was as still as death. Not a whisper of wind was stirring; the sea was like polished glass, the sky empty, the beach desolate. In my half-excited, half-feverish state, this stillness of things oppressed me. I tried to whistle, and the tune died away. I swore again,--the second time that morning. Then I went to the corner of the enclosure and stared inland at the green bush that had swallowed up Moreau and Montgomery. When would they return, and how? Then far away up the beach a little grey Beast Man appeared, ran down to the water's edge and began splashing about. I strolled back to the doorway, then to the corner again, and so began pacing to and fro like a sentinel upon duty. Once I was arrested by the distant voice of Montgomery bawling, "Coo-ee--Moreau!" My arm became less painful, but very hot. I got feverish and thirsty. My shadow grew shorter. I watched the distant figure until it went away again. Would Moreau and Montgomery never return? Three sea-birds began fighting for some stranded treasure.</text:p>
      <text:p text:style-name="P14"/>
      <text:p text:style-name="P14">The deep grief which this scene had at first excited quickly gave way to rage and despair. They were dead, and I lived; their murderer also lived, and to destroy him I must drag out my weary existence. I knelt on the grass and kissed the earth and with quivering lips exclaimed, "By the sacred earth on which I kneel, by the shades that wander near me, by the deep and eternal grief that I feel, I swear; and by thee, O Night, and the spirits that preside over thee, to pursue the daemon who caused this misery, until he or I shall perish in mortal conflict. For this purpose I will preserve my life; to execute this dear revenge will I again behold the sun and tread the green herbage of earth, which otherwise should vanish from my eyes forever. And I call on you, spirits of the dead, and on you, wandering ministers of vengeance, to aid and conduct me in my work. Let the cursed and hellish monster drink deep of agony; let him feel the despair that now torments me." I had begun my adjuration with solemnity and an awe which almost assured me that the shades of my murdered friends heard and approved my devotion, but the furies possessed me as I concluded, and rage choked my utterance.</text:p>
      <text:p text:style-name="P14"/>
      <text:p text:style-name="P16">It was a warm June morning, and the Latter Day Saints were as busy as the bees whose hive they have chosen for their emblem. In the fields and in the streets rose the same hum of human industry. Down the dusty high roads defiled long streams of heavily-laden mules, all heading to the west, for the gold fever had broken out in California, and the Overland Route lay through the City of the Elect. There, too, were droves of sheep and bullocks coming in from the outlying pasture lands, and trains of tired immigrants, men and horses equally weary of their interminable journey. Through all this motley assemblage, threading her way with the skill of an accomplished rider, there galloped Lucy Ferrier, her fair face flushed with the exercise and her long chestnut hair floating out <text:soft-page-break/>behind her. She had a commission from her father in the City, and was dashing in as she had done many a time before, with all the fearlessness of youth, thinking only of her task and how it was to be performed. The travel-stained adventurers gazed after her in astonishment, and even the unemotional Indians, journeying in with their pelties, relaxed their accustomed stoicism as they marvelled at the beauty of the pale-faced maiden.</text:p>
      <text:p text:style-name="P16"/>
      <text:p text:style-name="P16">"That was the narrative which I read that night to young Trevor, and I think, Watson, that under the circumstances it was a dramatic one. The good fellow was heart-broken at it, and went out to the Terai tea planting, where I hear that he is doing well. As to the sailor and Beddoes, neither of them was ever heard of again after that day on which the letter of warning was written. They both disappeared utterly and completely. No complaint had been lodged with the police, so that Beddoes had mistaken a threat for a deed. Hudson had been seen lurking about, and it was believed by the police that he had done away with Beddoes and had fled. For myself I believe that the truth was exactly the opposite. I think that it is most probable that Beddoes, pushed to desperation and believing himself to have been already betrayed, had revenged himself upon Hudson, and had fled from the country with as much money as he could lay his hands on. Those are the facts of the case, Doctor, and if they are of any use to your collection, I am sure that they are very heartily at your service."</text:p>
      <text:p text:style-name="P16"/>
      <text:p text:style-name="P16">I had imagined that Sherlock Holmes would at once have hurried into the house and plunged into a study of the mystery. Nothing appeared to be further from his intention. With an air of nonchalance which, under the circumstances, seemed to me to border upon affectation, he lounged up and down the pavement, and gazed vacantly at the ground, the sky, the opposite houses and the line of railings. Having finished his scrutiny, he proceeded slowly down the path, or rather down the fringe of grass which flanked the path, keeping his eyes riveted upon the ground. Twice he stopped, and once I saw him smile, and heard him utter an exclamation of satisfaction. There were many marks of footsteps upon the wet clayey soil, but since the police had been coming and going over it, I was unable to see how my companion could hope to learn anything from it. Still I had had such extraordinary evidence of the quickness of his perceptive faculties, that I had no doubt that he could see a great deal which was hidden from me.</text:p>
      <text:p text:style-name="P16"/>
      <text:p text:style-name="P16">As he spoke, he whipped a tape measure and a large round magnifying glass from his pocket. With these two implements he trotted noiselessly about the room, sometimes stopping, occasionally kneeling, and once lying flat upon his face. So engrossed was he with his occupation that he appeared to have forgotten our presence, for he chattered away to himself under his breath the whole time, keeping up a running fire of exclamations, groans, whistles, and little cries suggestive of encouragement and of hope. As I watched him I was irresistibly reminded of a pure-blooded well-trained foxhound as it dashes backwards and forwards through the covert, whining in its eagerness, until it comes across the lost scent. For twenty minutes or more he continued his researches, measuring with the most exact care the distance between marks which were entirely invisible to me, and occasionally applying his tape to the walls in an equally incomprehensible manner. In one place he gathered up very carefully a little pile of grey dust from the floor, and packed it away in an envelope. Finally, he examined with his glass the word upon the wall, going over every letter of it with the most minute exactness. This done, he appeared to be satisfied, for he replaced his tape and his glass in his poc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22:58:42.049836267</meta:creation-date>
    <dc:date>2016-09-05T00:10:01.541467812</dc:date>
    <meta:editing-duration>PT29M33S</meta:editing-duration>
    <meta:editing-cycles>4</meta:editing-cycles>
    <meta:generator>LibreOffice/5.1.4.2$Linux_X86_64 LibreOffice_project/10m0$Build-2</meta:generator>
    <meta:document-statistic meta:table-count="0" meta:image-count="0" meta:object-count="0" meta:page-count="9" meta:paragraph-count="36" meta:word-count="7129" meta:character-count="40081" meta:non-whitespace-character-count="33005"/>
  </office:meta>
</office:document-meta>
</file>